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112.51pt" fo:break-before="auto" style:use-optimal-row-height="tru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78.75pt" fo:break-before="auto" style:use-optimal-row-height="tru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191.2pt" fo:break-before="auto" style:use-optimal-row-height="true"/>
    </style:style>
    <style:style style:name="ro10" style:family="table-row">
      <style:table-row-properties style:row-height="123.76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/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3"/>
          <table:table-cell table:style-name="ce21" office:value-type="string" calcext:value-type="string">
            <text:p>-Podporované dokonca aj na Juniper Olive s JunOS 12</text:p>
          </table:table-cell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0:26:31.581258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07T21:22:48.201044658</dc:date>
    <meta:editing-duration>P4DT6H56M14S</meta:editing-duration>
    <meta:editing-cycles>143</meta:editing-cycles>
    <meta:generator>LibreOffice/6.0.0.3$Linux_X86_64 LibreOffice_project/00m0$Build-3</meta:generator>
    <meta:document-statistic meta:table-count="1" meta:cell-count="276" meta:object-count="0"/>
  </office:meta>
</office:document-meta>
</file>